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7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599d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599d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row table:style-name="ro1">
          <table:table-cell table:style-name="ce1" office:value-type="string" calcext:value-type="string">
            <text:p>Critères</text:p>
          </table:table-cell>
          <table:table-cell table:style-name="ce4" office:value-type="string" calcext:value-type="string">
            <text:p>Pts</text:p>
          </table:table-cell>
          <table:table-cell table:style-name="ce1" office:value-type="string" calcext:value-type="string">
            <text:p>3- LoginActivity fonctionnalité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1 – Les Classes</text:p>
          </table:table-cell>
          <table:table-cell table:style-name="ce4"/>
          <table:table-cell office:value-type="string" calcext:value-type="string">
            <text:p>ajout table user dans la b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ucture du proj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jout insert dans la b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estion user pas 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inActivity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onnexion a la bd pour verifier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Activity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out user dans share prefe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Manage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ffichage alert dial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perExo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uperation donnée 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ionExo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out user dans la b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seauActivity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uperation <text:s/>information de shareprefe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breVueActivity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ffichage to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seauManage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fermeture login act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OiseauViewManager</text:p>
          </table:table-cell>
          <table:table-cell office:value-type="float" office:value="0.5" calcext:value-type="float">
            <text:p>0,5</text:p>
          </table:table-cell>
          <table:table-cell table:style-name="ce1" office:value-type="string" calcext:value-type="string">
            <text:p>4-OiseauActivity</text:p>
          </table:table-cell>
          <table:table-cell table:style-name="ce4"/>
        </table:table-row>
        <table:table-row table:style-name="ro1">
          <table:table-cell office:value-type="string" calcext:value-type="string">
            <text:p>OiseauGridViewAdapte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ffichage du grid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seauListViewAdapte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estion clique sur + dans gid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2Helpe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estion clique sur vignette du grid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2Connexion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ffichage ad ois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 – Layout</text:p>
          </table:table-cell>
          <table:table-cell table:style-name="ce4"/>
          <table:table-cell office:value-type="string" calcext:value-type="string">
            <text:p>gestion fermeture 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 login 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olling dans 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 ad inscri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chage oiseau depuis la b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 MainA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out + oiseau avec manager dans un hasm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 homea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ast a chaque 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 oiseau activit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5 – NombreVueActivity</text:p>
          </table:table-cell>
          <table:table-cell table:style-name="ce4"/>
        </table:table-row>
        <table:table-row table:style-name="ro1">
          <table:table-cell office:value-type="string" calcext:value-type="string">
            <text:p>layout vignette gridview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chage listview depuis le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 ad ois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cher que les oiseaux vue(recuperation depuis manag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 nbvue 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cage ad si pas d oiseau v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 vignette list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tion clique sur ad pour quitter ac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6 – Autre</text:p>
          </table:table-cell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propreté du co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Total</text:p>
          </table:table-cell>
          <table:table-cell table:style-name="ce6" table:formula="of:=SUM([.B2:.B56])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00-00-00</text:date>, <text:time style:data-style-name="N2" text:time-value="09:03:28.179112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0T15:11:09.247459580</meta:creation-date>
    <dc:date>2022-06-22T09:30:59.930523847</dc:date>
    <meta:editing-duration>PT25M35S</meta:editing-duration>
    <meta:editing-cycles>4</meta:editing-cycles>
    <meta:generator>LibreOffice/6.4.7.2$Linux_X86_64 LibreOffice_project/40$Build-2</meta:generator>
    <meta:document-statistic meta:table-count="1" meta:cell-count="108" meta:object-count="0"/>
  </office:meta>
</office:document-meta>
</file>